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0">
  <office:automatic-styles>
    <style:style style:name="sdm.bold" style:family="table-cell" style:parent-style-name="Default">
      <style:text-properties fo:font-weight="bold"/>
    </style:style>
  </office:automatic-styles>
  <office:body>
    <office:spreadsheet>
      <table:table table:name="Class">
        <table:table-row>
          <table:table-cell office:value-type="string" table:style-name="sdm.bold">
            <text:p>Name</text:p>
          </table:table-cell>
          <table:table-cell office:value-type="string" table:style-name="sdm.bold">
            <text:p>NumAttr</text:p>
          </table:table-cell>
          <table:table-cell office:value-type="string" table:style-name="sdm.bold">
            <text:p>NumOps</text:p>
          </table:table-cell>
          <table:table-cell office:value-type="string" table:style-name="sdm.bold">
            <text:p>NumPubOps</text:p>
          </table:table-cell>
          <table:table-cell office:value-type="string" table:style-name="sdm.bold">
            <text:p>Setters</text:p>
          </table:table-cell>
          <table:table-cell office:value-type="string" table:style-name="sdm.bold">
            <text:p>Getters</text:p>
          </table:table-cell>
          <table:table-cell office:value-type="string" table:style-name="sdm.bold">
            <text:p>Nesting</text:p>
          </table:table-cell>
          <table:table-cell office:value-type="string" table:style-name="sdm.bold">
            <text:p>IFImpl</text:p>
          </table:table-cell>
          <table:table-cell office:value-type="string" table:style-name="sdm.bold">
            <text:p>NOC</text:p>
          </table:table-cell>
          <table:table-cell office:value-type="string" table:style-name="sdm.bold">
            <text:p>NumDesc</text:p>
          </table:table-cell>
          <table:table-cell office:value-type="string" table:style-name="sdm.bold">
            <text:p>NumAnc</text:p>
          </table:table-cell>
          <table:table-cell office:value-type="string" table:style-name="sdm.bold">
            <text:p>DIT</text:p>
          </table:table-cell>
          <table:table-cell office:value-type="string" table:style-name="sdm.bold">
            <text:p>CLD</text:p>
          </table:table-cell>
          <table:table-cell office:value-type="string" table:style-name="sdm.bold">
            <text:p>OpsInh</text:p>
          </table:table-cell>
          <table:table-cell office:value-type="string" table:style-name="sdm.bold">
            <text:p>AttrInh</text:p>
          </table:table-cell>
          <table:table-cell office:value-type="string" table:style-name="sdm.bold">
            <text:p>Dep_Out</text:p>
          </table:table-cell>
          <table:table-cell office:value-type="string" table:style-name="sdm.bold">
            <text:p>Dep_In</text:p>
          </table:table-cell>
          <table:table-cell office:value-type="string" table:style-name="sdm.bold">
            <text:p>NumAssEl_ssc</text:p>
          </table:table-cell>
          <table:table-cell office:value-type="string" table:style-name="sdm.bold">
            <text:p>NumAssEl_sb</text:p>
          </table:table-cell>
          <table:table-cell office:value-type="string" table:style-name="sdm.bold">
            <text:p>NumAssEl_nsb</text:p>
          </table:table-cell>
          <table:table-cell office:value-type="string" table:style-name="sdm.bold">
            <text:p>EC_Attr</text:p>
          </table:table-cell>
          <table:table-cell office:value-type="string" table:style-name="sdm.bold">
            <text:p>IC_Attr</text:p>
          </table:table-cell>
          <table:table-cell office:value-type="string" table:style-name="sdm.bold">
            <text:p>EC_Par</text:p>
          </table:table-cell>
          <table:table-cell office:value-type="string" table:style-name="sdm.bold">
            <text:p>IC_Par</text:p>
          </table:table-cell>
          <table:table-cell office:value-type="string" table:style-name="sdm.bold">
            <text:p>Connectors</text:p>
          </table:table-cell>
          <table:table-cell office:value-type="string" table:style-name="sdm.bold">
            <text:p>InstSpec</text:p>
          </table:table-cell>
          <table:table-cell office:value-type="string" table:style-name="sdm.bold">
            <text:p>LLInst</text:p>
          </table:table-cell>
          <table:table-cell office:value-type="string" table:style-name="sdm.bold">
            <text:p>MsgSent</text:p>
          </table:table-cell>
          <table:table-cell office:value-type="string" table:style-name="sdm.bold">
            <text:p>MsgRecv</text:p>
          </table:table-cell>
          <table:table-cell office:value-type="string" table:style-name="sdm.bold">
            <text:p>MsgSelf</text:p>
          </table:table-cell>
          <table:table-cell office:value-type="string" table:style-name="sdm.bold">
            <text:p>Diags</text:p>
          </table:table-cell>
        </table:table-row>
        <table:table-row>
          <table:table-cell office:value-type="string">
            <text:p>SDMetrics.com.sdmetrics.OpenCo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app.ConsoleMessageHandler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app.MessageHand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app.MetricData.MetricData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app.MetricData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app.ModelData.TableInfo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app.ModelData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app.Proble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app.RelationMatrices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app.RuleData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sEngine.MetricValuesCach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sEngine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DMetricsExceptio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atrixEngin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atrix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uleEngin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Store.WordLis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Store.MetricParser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Store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uleFilt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uleViolatio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AbstractProcedure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ProcedureAttribut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Variable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FilterAttributeProcessor.FilteringIterato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FilterAttributeProcessor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ChangeDirectionsAdapter.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ChangeDirectionsAdapt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tronglyConnectedComponents.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tronglyConnectedComponents.Graph.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tronglyConnectedComponents.NodeInf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tronglyConnectedComponents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Descriptio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ElementGraph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Glossar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Entry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atrix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e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AttributeVal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Compa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Compou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ConnectedComponent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Coun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FilterVal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Nesti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Projec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SetOper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Signatu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Subelement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ummationHelp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ValuesetOper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Cach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etProcedureCach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uleProcedureCach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eferenc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ul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ProcedureCache.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ProcedureCache.ProcedureInf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ProcedureCach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Tool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etProcedu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uleProcedur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uleProcedureCyc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uleProcedureS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uleProcedureViol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etProcedureCompar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etProcedureCompou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etProcedureProje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etProcedureSubelement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etSummationHelp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MetaModelElement.MetaModelElementAttribut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MetaModelElement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ModelElement.ElementOrderComparato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ModelElement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Model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MetaModel.MetaModelPars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MetaMode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ElementFilt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XMIContextStack.Contex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XMIContextStack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XMITransformation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XMITrigg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XMIReader.DeferredRelati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XMIReader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XMITransformations.XMITranformationsParser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XMITransformation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cmdline.CommandLinePars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cmdline.CommandLineProcessorOC.CmdLineMessageHandl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cmdline.CommandLineProcessorOC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ExportFormatter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DataExportConfiguration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CSVExporter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OverwriteConfirm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DataExport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ExportFormatterFactor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HTMLExporter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ODSExport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SXCExport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TextExport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XMLSSExport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.ExpressionNode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.ExpressionParser.ParserExcep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.ExpressionParser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.HashMultiSet.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.HashMultiSet.HashMultiSetIterator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.HashMultiSet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.IntegerMatrix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.MappedCollectionsIterator.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.MappedCollectionsItera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util.SAXHand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util.VersionInfo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util.XMLParser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  <table:table table:name="Interface">
        <table:table-row>
          <table:table-cell office:value-type="string" table:style-name="sdm.bold">
            <text:p>Name</text:p>
          </table:table-cell>
          <table:table-cell office:value-type="string" table:style-name="sdm.bold">
            <text:p>NumOps</text:p>
          </table:table-cell>
          <table:table-cell office:value-type="string" table:style-name="sdm.bold">
            <text:p>EC_Attr</text:p>
          </table:table-cell>
          <table:table-cell office:value-type="string" table:style-name="sdm.bold">
            <text:p>EC_Par</text:p>
          </table:table-cell>
          <table:table-cell office:value-type="string" table:style-name="sdm.bold">
            <text:p>IC_Par</text:p>
          </table:table-cell>
          <table:table-cell office:value-type="string" table:style-name="sdm.bold">
            <text:p>Assoc</text:p>
          </table:table-cell>
          <table:table-cell office:value-type="string" table:style-name="sdm.bold">
            <text:p>NumDirClients</text:p>
          </table:table-cell>
          <table:table-cell office:value-type="string" table:style-name="sdm.bold">
            <text:p>NumIndClients</text:p>
          </table:table-cell>
          <table:table-cell office:value-type="string" table:style-name="sdm.bold">
            <text:p>NumAnc</text:p>
          </table:table-cell>
          <table:table-cell office:value-type="string" table:style-name="sdm.bold">
            <text:p>NumDesc</text:p>
          </table:table-cell>
          <table:table-cell office:value-type="string" table:style-name="sdm.bold">
            <text:p>Diags</text:p>
          </table:table-cell>
        </table:table-row>
        <table:table-row>
          <table:table-cell office:value-type="string">
            <text:p>SDMetrics.com.sdmetrics.app.DataTable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tronglyConnectedComponents.Grap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XMIReader.ProgressMessageHandl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  <table:table table:name="Package">
        <table:table-row>
          <table:table-cell office:value-type="string" table:style-name="sdm.bold">
            <text:p>Name</text:p>
          </table:table-cell>
          <table:table-cell office:value-type="string" table:style-name="sdm.bold">
            <text:p>NumCls</text:p>
          </table:table-cell>
          <table:table-cell office:value-type="string" table:style-name="sdm.bold">
            <text:p>NumCls_tc</text:p>
          </table:table-cell>
          <table:table-cell office:value-type="string" table:style-name="sdm.bold">
            <text:p>NumOpsCls</text:p>
          </table:table-cell>
          <table:table-cell office:value-type="string" table:style-name="sdm.bold">
            <text:p>NumInterf</text:p>
          </table:table-cell>
          <table:table-cell office:value-type="string" table:style-name="sdm.bold">
            <text:p>R</text:p>
          </table:table-cell>
          <table:table-cell office:value-type="string" table:style-name="sdm.bold">
            <text:p>H</text:p>
          </table:table-cell>
          <table:table-cell office:value-type="string" table:style-name="sdm.bold">
            <text:p>Ca</text:p>
          </table:table-cell>
          <table:table-cell office:value-type="string" table:style-name="sdm.bold">
            <text:p>Ce</text:p>
          </table:table-cell>
          <table:table-cell office:value-type="string" table:style-name="sdm.bold">
            <text:p>I</text:p>
          </table:table-cell>
          <table:table-cell office:value-type="string" table:style-name="sdm.bold">
            <text:p>A</text:p>
          </table:table-cell>
          <table:table-cell office:value-type="string" table:style-name="sdm.bold">
            <text:p>D</text:p>
          </table:table-cell>
          <table:table-cell office:value-type="string" table:style-name="sdm.bold">
            <text:p>DN</text:p>
          </table:table-cell>
          <table:table-cell office:value-type="string" table:style-name="sdm.bold">
            <text:p>Nesting</text:p>
          </table:table-cell>
          <table:table-cell office:value-type="string" table:style-name="sdm.bold">
            <text:p>ConnComp</text:p>
          </table:table-cell>
          <table:table-cell office:value-type="string" table:style-name="sdm.bold">
            <text:p>Dep_Out</text:p>
          </table:table-cell>
          <table:table-cell office:value-type="string" table:style-name="sdm.bold">
            <text:p>Dep_In</text:p>
          </table:table-cell>
          <table:table-cell office:value-type="string" table:style-name="sdm.bold">
            <text:p>DepPack</text:p>
          </table:table-cell>
          <table:table-cell office:value-type="string" table:style-name="sdm.bold">
            <text:p>MsgSent_Outside</text:p>
          </table:table-cell>
          <table:table-cell office:value-type="string" table:style-name="sdm.bold">
            <text:p>MsgRecv_Outside</text:p>
          </table:table-cell>
          <table:table-cell office:value-type="string" table:style-name="sdm.bold">
            <text:p>MsgSent_within</text:p>
          </table:table-cell>
          <table:table-cell office:value-type="string" table:style-name="sdm.bold">
            <text:p>Diags</text:p>
          </table:table-cell>
        </table:table-row>
        <table:table-row>
          <table:table-cell office:value-type="string">
            <text:p>SDMetrics.com.sdmetrics.app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25">
            <text:p>1.2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.6315789">
            <text:p>0.6315789</text:p>
          </table:table-cell>
          <table:table-cell office:value-type="float" office:value="0.25">
            <text:p>0.25</text:p>
          </table:table-cell>
          <table:table-cell office:value-type="float" office:value="-0.083736375">
            <text:p>-0.083736375</text:p>
          </table:table-cell>
          <table:table-cell office:value-type="float" office:value="0.11842108">
            <text:p>0.118421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3.2307692">
            <text:p>3.230769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.57894737">
            <text:p>0.57894737</text:p>
          </table:table-cell>
          <table:table-cell office:value-type="float" office:value="0.09615385">
            <text:p>0.09615385</text:p>
          </table:table-cell>
          <table:table-cell office:value-type="float" office:value="-0.2297382">
            <text:p>-0.2297382</text:p>
          </table:table-cell>
          <table:table-cell office:value-type="float" office:value="0.32489878">
            <text:p>0.324898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.7">
            <text:p>5.7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0.12068965">
            <text:p>0.12068965</text:p>
          </table:table-cell>
          <table:table-cell office:value-type="float" office:value="0.0">
            <text:p>0.0</text:p>
          </table:table-cell>
          <table:table-cell office:value-type="float" office:value="-0.6217665">
            <text:p>-0.6217665</text:p>
          </table:table-cell>
          <table:table-cell office:value-type="float" office:value="0.87931037">
            <text:p>0.879310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cmdline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.6363636">
            <text:p>1.63636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75">
            <text:p>0.75</text:p>
          </table:table-cell>
          <table:table-cell office:value-type="float" office:value="0.09090909">
            <text:p>0.09090909</text:p>
          </table:table-cell>
          <table:table-cell office:value-type="float" office:value="-0.112494275">
            <text:p>-0.112494275</text:p>
          </table:table-cell>
          <table:table-cell office:value-type="float" office:value="0.15909088">
            <text:p>0.159090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.6">
            <text:p>5.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-0.707107">
            <text:p>-0.707107</text:p>
          </table:table-cell>
          <table:table-cell office:value-type="float" office:value="1.0">
            <text:p>1.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util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3333334">
            <text:p>0.333333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-0.707107">
            <text:p>-0.707107</text:p>
          </table:table-cell>
          <table:table-cell office:value-type="float" office:value="1.0">
            <text:p>1.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707107">
            <text:p>0.70710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707107">
            <text:p>0.707107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4">24.02.2008</text:date>, <text:time>08:01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SDMetrics</meta:initial-creator>
    <dc:creator>SDMetrics</dc:creator>
    <dc:language>en-US</dc:language>
  </office:meta>
</office:document-meta>
</file>